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86cm" svg:height="0.885cm" svg:x="13.079cm" svg:y="1.325cm">
          <draw:text-box>
            <text:p text:style-name="P1"><text:span text:style-name="T1">Affect</text:span></text:p>
          </draw:text-box>
        </draw:frame>
        <draw:frame draw:style-name="gr1" draw:text-style-name="P3" draw:layer="layout" svg:width="5.07cm" svg:height="1.351cm" svg:x="3.413cm" svg:y="3.125cm">
          <draw:text-box>
            <text:p text:style-name="P1"><text:span text:style-name="T2">Emotion Instance</text:span></text:p>
            <text:p text:style-name="P1"><text:span text:style-name="T3">(e.g., Anger)</text:span></text:p>
          </draw:text-box>
        </draw:frame>
        <draw:frame draw:style-name="gr1" draw:text-style-name="P3" draw:layer="layout" svg:width="6.95cm" svg:height="1.351cm" svg:x="10.331cm" svg:y="3.025cm">
          <draw:text-box>
            <text:p text:style-name="P1"><text:span text:style-name="T4">Meaning</text:span></text:p>
            <text:p text:style-name="P1"><text:span text:style-name="T3">(e.g., Occurrence of Obstacle)</text:span></text:p>
          </draw:text-box>
        </draw:frame>
        <draw:frame draw:style-name="gr1" draw:text-style-name="P3" draw:layer="layout" svg:width="6.422cm" svg:height="2.375cm" svg:x="18.986cm" svg:y="2.689cm">
          <draw:text-box>
            <text:p text:style-name="P1"><text:span text:style-name="T4">Emotion Functions</text:span></text:p>
            <text:p text:style-name="P1"><text:span text:style-name="T3">(e.g., Alarm Mechanism)</text:span></text:p>
            <text:p text:style-name="P1"><text:span text:style-name="T3">+</text:span></text:p>
            <text:p text:style-name="P1"><text:span text:style-name="T3">(Action Selection)</text:span></text:p>
          </draw:text-box>
        </draw:frame>
        <draw:line draw:style-name="gr2" draw:text-style-name="P1" draw:layer="layout" svg:x1="8.529cm" svg:y1="3.738cm" svg:x2="10.307cm" svg:y2="3.738cm">
          <text:p/>
        </draw:line>
        <draw:line draw:style-name="gr2" draw:text-style-name="P1" draw:layer="layout" svg:x1="17.087cm" svg:y1="3.738cm" svg:x2="18.865cm" svg:y2="3.738cm">
          <text:p/>
        </draw:line>
        <draw:custom-shape draw:style-name="gr3" draw:text-style-name="P1" draw:layer="layout" svg:width="0.548cm" svg:height="21.889cm" draw:transform="rotate (1.5707963267949) translate (3.268cm 2.742cm)">
          <text:p/>
          <draw:enhanced-geometry svg:viewBox="0 0 21600 21600" draw:glue-points="21600 0 0 10800 21600 21600" draw:text-areas="13800 ?f9 21600 ?f10" draw:mirror-vertical="true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</meta:initial-creator>
    <meta:creation-date>2015-02-03T10:30:28</meta:creation-date>
    <dc:date>2015-02-19T14:17:41</dc:date>
    <meta:editing-duration>PT6S</meta:editing-duration>
    <meta:editing-cycles>4</meta:editing-cycles>
    <meta:generator>LibreOffice/3.5$Linux_x86 LibreOffice_project/350m1$Build-2</meta:generator>
    <dc:creator>Mohammad </dc:creator>
    <meta:document-statistic meta:object-count="7"/>
  </office:meta>
</office:document-meta>
</file>